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202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201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201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201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201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201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201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201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200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200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2007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200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200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200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200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200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200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199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199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199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1996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1995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199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199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199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199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198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1988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1986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198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198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198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197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197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5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1976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